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6.8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1.63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Courier 10 Pitch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font-name="Courier 10 Pitch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urier 10 Pitch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font-name="Courier 10 Pitch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/>
      <style:text-properties style:font-name="Courier 10 Pitch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Courier 10 Pitch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8" style:family="table-cell" style:parent-style-name="Default" style:data-style-name="N2">
      <style:table-cell-properties fo:border-bottom="none" fo:border-left="none" fo:border-right="none" fo:border-top="0.06pt solid #000000"/>
      <style:text-properties style:font-name="Courier 10 Pitch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9" style:family="table-cell" style:parent-style-name="Default" style:data-style-name="N2">
      <style:text-properties style:font-name="Courier 10 Pitch"/>
    </style:style>
    <style:style style:name="ce20" style:family="table-cell" style:parent-style-name="Default" style:data-style-name="N2">
      <style:text-properties style:font-name="Courier 10 Pitch" fo:font-size="12pt" fo:font-weight="bold" style:font-name-asian="Droid Sans Fallback" style:font-size-asian="12pt" style:font-weight-asian="bold" style:font-name-complex="FreeSans" style:font-size-complex="12pt" style:font-weight-complex="bold"/>
    </style:style>
  </office:automatic-styles>
  <office:body>
    <office:spreadsheet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 table:number-columns-spanned="7" table:number-rows-spanned="1">
            <text:p>[константы.НАЗВАНИЕМАГАЗИНА]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table:number-columns-spanned="7" table:number-rows-spanned="1">
            <text:p>ТОВАРНЫЙ ЧЕК № [документ.НОМЕР]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3" office:value-type="string">
            <text:p>№ п/п</text:p>
          </table:table-cell>
          <table:table-cell table:style-name="ce9" office:value-type="string" table:number-columns-spanned="2" table:number-rows-spanned="1">
            <text:p>Наименование</text:p>
          </table:table-cell>
          <table:covered-table-cell table:style-name="ce9"/>
          <table:table-cell table:style-name="ce11" office:value-type="string">
            <text:p>Ед.Изм.</text:p>
          </table:table-cell>
          <table:table-cell table:style-name="ce9" office:value-type="string">
            <text:p>Кол-во</text:p>
          </table:table-cell>
          <table:table-cell table:style-name="ce9" office:value-type="string">
            <text:p>Цена</text:p>
          </table:table-cell>
          <table:table-cell table:style-name="ce17" office:value-type="string">
            <text:p>Сумма</text:p>
          </table:table-cell>
          <table:table-cell table:number-columns-repeated="1017"/>
        </table:table-row>
        <table:table-row table:style-name="ro1">
          <table:table-cell office:value-type="string">
            <text:p>[таблица.НОМЕРСТРОКИ]</text:p>
          </table:table-cell>
          <table:table-cell table:style-name="ce10" office:value-type="string" table:number-columns-spanned="2" table:number-rows-spanned="1">
            <text:p>[таблица.ТОВАР__ИМЯ]</text:p>
          </table:table-cell>
          <table:covered-table-cell/>
          <table:table-cell table:style-name="ce8" office:value-type="string">
            <text:p>[таблица.ТОВАР__ЕДИЗМ]</text:p>
          </table:table-cell>
          <table:table-cell table:style-name="ce12" office:value-type="string">
            <text:p>[таблица.P1__КОЛ]</text:p>
          </table:table-cell>
          <table:table-cell table:style-name="ce13" office:value-type="string">
            <text:p>[таблица.P1__ЦЕНА]</text:p>
          </table:table-cell>
          <table:table-cell table:style-name="ce13" office:value-type="string">
            <text:p>[таблица.P1__СУММА]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style-name="ce14" office:value-type="string">
            <text:p>Итого:</text:p>
          </table:table-cell>
          <table:table-cell table:style-name="ce18" office:value-type="string">
            <text:p>[документ.СУММА]+[таблица.P3__СУММА]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string">
            <text:p>Скидка ([документ.СКИДКА]%):</text:p>
          </table:table-cell>
          <table:table-cell table:style-name="ce19" office:value-type="string">
            <text:p>[таблица.P3__СУММА]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6" office:value-type="string">
            <text:p>Всего:</text:p>
          </table:table-cell>
          <table:table-cell table:style-name="ce20" office:value-type="string">
            <text:p>[документ.СУММА]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6" office:value-type="string" table:number-columns-spanned="7" table:number-rows-spanned="1">
            <text:p>SumToString([документ.СУММА]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" office:value-type="string" table:number-columns-spanned="7" table:number-rows-spanned="1">
            <text:p>[документ.ДАТАВРЕМЯ]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8" office:value-type="string" table:number-columns-spanned="7" table:number-rows-spanned="1">
            <text:p>Продавец:________________</text:p>
          </table:table-cell>
          <table:covered-table-cell table:number-columns-repeated="6"/>
          <table:table-cell table:number-columns-repeated="1017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.00.0000</text:date>, <text:time style:data-style-name="N2" text:time-value="0000-00-00T21:02:1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1-23T15:25:30</meta:creation-date>
    <dc:date>2013-05-22T21:42:01</dc:date>
    <meta:editing-duration>PT2M2S</meta:editing-duration>
    <meta:editing-cycles>32</meta:editing-cycles>
    <meta:generator>LibreOffice/3.6$Linux_X86_64 LibreOffice_project/360m1$Build-304</meta:generator>
    <meta:document-statistic meta:table-count="1" meta:cell-count="23" meta:object-count="0"/>
  </office:meta>
</office:document-meta>
</file>